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D285E158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paragraph-properties fo:margin-top="0cm" fo:margin-bottom="0.141cm" style:contextual-spacing="false" fo:text-align="center" style:justify-single-word="false" fo:break-before="page"/>
    </style:style>
    <style:style style:name="P2" style:family="paragraph" style:parent-style-name="Heading_20_1">
      <style:paragraph-properties fo:margin-top="0cm" fo:margin-bottom="0.141cm" style:contextual-spacing="false" fo:text-align="center" style:justify-single-word="false" fo:break-before="page"/>
    </style:style>
    <style:style style:name="P3" style:family="paragraph" style:parent-style-name="Contents_20_1">
      <style:paragraph-properties>
        <style:tab-stops>
          <style:tab-stop style:position="15.572cm" style:type="right" style:leader-style="dotted" style:leader-text="."/>
        </style:tab-stops>
      </style:paragraph-properties>
    </style:style>
    <style:style style:name="P4" style:family="paragraph" style:parent-style-name="Contents_20_3">
      <style:paragraph-properties>
        <style:tab-stops>
          <style:tab-stop style:position="15.572cm" style:type="right" style:leader-style="dotted" style:leader-text="."/>
        </style:tab-stops>
      </style:paragraph-properties>
    </style:style>
    <style:style style:name="P5" style:family="paragraph" style:parent-style-name="Contents_20_Heading">
      <style:paragraph-properties fo:margin-top="0cm" fo:margin-bottom="0cm" style:contextual-spacing="false" fo:break-before="page"/>
    </style:style>
    <style:style style:name="P6" style:family="paragraph" style:parent-style-name="Footer">
      <style:paragraph-properties fo:text-align="center" style:justify-single-word="false"/>
    </style:style>
    <style:style style:name="P7" style:family="paragraph" style:parent-style-name="Header">
      <style:paragraph-properties fo:text-align="justify" style:justify-single-word="false"/>
      <style:text-properties fo:language="es" fo:country="MX"/>
    </style:style>
    <style:style style:name="P8" style:family="paragraph" style:parent-style-name="Standard">
      <style:paragraph-properties fo:text-align="center" style:justify-single-word="false"/>
    </style:style>
    <style:style style:name="P9" style:family="paragraph" style:parent-style-name="Standard">
      <style:text-properties style:font-name="Times New Roman" fo:language="es" fo:country="MX" style:font-name-complex="Times New Roman1"/>
    </style:style>
    <style:style style:name="P10" style:family="paragraph" style:parent-style-name="Standard">
      <style:paragraph-properties fo:text-align="center" style:justify-single-word="false"/>
      <style:text-properties style:font-name="Times New Roman" fo:language="es" fo:country="MX" style:font-name-complex="Times New Roman1"/>
    </style:style>
    <style:style style:name="P11" style:family="paragraph" style:parent-style-name="Standard" style:list-style-name="WWNum3"/>
    <style:style style:name="P12" style:family="paragraph" style:parent-style-name="Standard" style:list-style-name="WWNum4"/>
    <style:style style:name="P13" style:family="paragraph" style:parent-style-name="Standard">
      <style:paragraph-properties fo:margin-left="1.27cm"/>
    </style:style>
    <style:style style:name="P14" style:family="paragraph" style:parent-style-name="Standard" style:list-style-name="WWNum5"/>
    <style:style style:name="P15" style:family="paragraph" style:parent-style-name="Standard" style:list-style-name="WWNum6"/>
    <style:style style:name="P16" style:family="paragraph" style:parent-style-name="Standard" style:list-style-name="WWNum7"/>
    <style:style style:name="T1" style:family="text">
      <style:text-properties style:font-name="Times New Roman" fo:language="es" fo:country="MX" fo:font-weight="bold" style:font-weight-asian="bold" style:font-name-complex="Times New Roman1" style:font-weight-complex="bold"/>
    </style:style>
    <style:style style:name="T2" style:family="text">
      <style:text-properties style:font-name="Times New Roman" fo:language="es" fo:country="MX" style:font-name-complex="Times New Roman1"/>
    </style:style>
    <style:style style:name="T3" style:family="text">
      <style:text-properties style:font-name="Times New Roman" fo:language="en" fo:country="US" fo:font-weight="bold" style:font-weight-asian="bold" style:font-name-complex="Times New Roman1" style:font-weight-complex="bold"/>
    </style:style>
    <style:style style:name="T4" style:family="text">
      <style:text-properties style:font-name="Times New Roman" fo:language="en" fo:country="US" style:font-name-complex="Times New Roman1"/>
    </style:style>
    <style:style style:name="T5" style:family="text">
      <style:text-properties fo:language="es" fo:country="ES"/>
    </style:style>
    <style:style style:name="T6" style:family="text">
      <style:text-properties text:display="true"/>
    </style:style>
    <style:style style:name="T7" style:family="text">
      <style:text-properties fo:font-size="12pt" style:letter-kerning="true" style:font-size-asian="12pt" style:font-name-complex="F" style:font-size-complex="12pt"/>
    </style:style>
    <style:style style:name="T8" style:family="text">
      <style:text-properties style:font-name-asian="F" style:language-asian="es" style:country-asian="CR"/>
    </style:style>
    <style:style style:name="T9" style:family="text">
      <style:text-properties fo:font-size="16pt" style:font-size-asian="16pt" style:font-size-complex="16pt"/>
    </style:style>
    <style:style style:name="T10" style:family="text">
      <style:text-properties fo:font-weight="bold" style:font-weight-asian="bold" style:font-weight-complex="bold"/>
    </style:style>
    <style:style style:name="T11" style:family="text">
      <style:text-properties fo:font-size="18pt" style:font-size-asian="18pt" style:font-size-complex="18pt"/>
    </style:style>
    <style:style style:name="T12" style:family="text">
      <style:text-properties fo:language="es" fo:country="MX"/>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Propuesta de proyecto </text:span><text:span text:style-name="T1"/></text:p>
      <text:p text:style-name="P10" loext:marker-style-name="T2"/>
      <text:p text:style-name="P8" loext:marker-style-name="T1"><text:span text:style-name="T1">Proyecto programado I </text:span><text:span text:style-name="T1"/></text:p>
      <text:p text:style-name="P10" loext:marker-style-name="T2"/>
      <text:p text:style-name="P8" loext:marker-style-name="T3"><text:span text:style-name="T3">Estudiantes:</text:span><text:span text:style-name="T3"/></text:p>
      <text:p text:style-name="P8" loext:marker-style-name="T4"><text:span text:style-name="T4">Anthony Eithel Piña Sandoval</text:span><text:span text:style-name="T4"/></text:p>
      <text:p text:style-name="P8" loext:marker-style-name="T4"><text:span text:style-name="T4">Christopher Lamberti Chavarría</text:span><text:span text:style-name="T4"/></text:p>
      <text:p text:style-name="P8" loext:marker-style-name="T4"><text:span text:style-name="T4">Dereck Izakiath Monge Chaves</text:span><text:span text:style-name="T4"/></text:p>
      <text:p text:style-name="P8" loext:marker-style-name="T2"><text:span text:style-name="T2">Nahomy González Jiménez</text:span><text:span text:style-name="T2"/></text:p>
      <text:p text:style-name="P10" loext:marker-style-name="T2"/>
      <text:p text:style-name="P8" loext:marker-style-name="T1"><text:span text:style-name="T1">Universidad Nacional de Costa Rica, Sede Regional Chorotega</text:span><text:span text:style-name="T1"/></text:p>
      <text:p text:style-name="P10" loext:marker-style-name="T2"/>
      <text:p text:style-name="P8" loext:marker-style-name="T1"><text:span text:style-name="T1">Carrera:</text:span><text:span text:style-name="T1"/></text:p>
      <text:p text:style-name="P8" loext:marker-style-name="T2"><text:span text:style-name="T2">Ingeniería en Sistemas</text:span><text:span text:style-name="T2"/></text:p>
      <text:p text:style-name="P10" loext:marker-style-name="T2"/>
      <text:p text:style-name="P8" loext:marker-style-name="T1"><text:span text:style-name="T1">Nombre y código del curso:</text:span><text:span text:style-name="T1"/></text:p>
      <text:p text:style-name="P8" loext:marker-style-name="T2"><text:span text:style-name="T2">EIF209: Programación IV</text:span><text:span text:style-name="T2"/></text:p>
      <text:p text:style-name="P8" loext:marker-style-name="T2"><text:span text:style-name="T2">NRC: 40196</text:span><text:span text:style-name="T2"/></text:p>
      <text:p text:style-name="P10" loext:marker-style-name="T2"/>
      <text:p text:style-name="P8" loext:marker-style-name="T1"><text:span text:style-name="T1">Profesor:</text:span><text:span text:style-name="T1"/></text:p>
      <text:p text:style-name="P8" loext:marker-style-name="T2"><text:span text:style-name="T2">Eddier López López</text:span><text:span text:style-name="T2"/></text:p>
      <text:p text:style-name="P10" loext:marker-style-name="T2"/>
      <text:p text:style-name="P8" loext:marker-style-name="T2"><text:span text:style-name="T2">Liberia, Guanacaste Costa Rica.</text:span><text:span text:style-name="T2"/></text:p>
      <text:p text:style-name="P10" loext:marker-style-name="T2"/>
      <text:p text:style-name="P8" loext:marker-style-name="T2"><text:span text:style-name="T2">10 de abril, 2025</text:span><text:span text:style-name="T2"/></text:p>
      <text:p text:style-name="P9" loext:marker-style-name="T2"/>
      <text:table-of-content text:style-name="Sect1" text:protected="true" text:name="Sumario1">
        <text:table-of-content-source text:outline-level="3" text:use-index-marks="false">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text:span text:style-name="T5">Tabla de contenido</text:span></text:p>
          </text:index-title>
          <text:p text:style-name="P3" loext:marker-style-name="T7"><text:a xlink:type="simple" xlink:href="#_Toc195021876" text:style-name="Index_20_Link" text:visited-style-name="Index_20_Link">Planteamiento del Proyecto de Gestión de Reservas de Viajes<text:span text:style-name="T6"><text:tab/>3</text:span></text:a></text:p>
          <text:p text:style-name="P4" loext:marker-style-name="T8"><text:a xlink:type="simple" xlink:href="#_Toc195021877" text:style-name="Index_20_Link" text:visited-style-name="Index_20_Link">Descripción General:<text:span text:style-name="T6"><text:tab/>3</text:span></text:a></text:p>
          <text:p text:style-name="P4" loext:marker-style-name="T8"><text:a xlink:type="simple" xlink:href="#_Toc195021878" text:style-name="Index_20_Link" text:visited-style-name="Index_20_Link">Módulo de Inicio de Sesión:<text:span text:style-name="T6"><text:tab/>3</text:span></text:a></text:p>
          <text:p text:style-name="P4" loext:marker-style-name="T8"><text:a xlink:type="simple" xlink:href="#_Toc195021879" text:style-name="Index_20_Link" text:visited-style-name="Index_20_Link">Módulo para Clientes:<text:span text:style-name="T6"><text:tab/>4</text:span></text:a></text:p>
          <text:p text:style-name="P4" loext:marker-style-name="T8"><text:a xlink:type="simple" xlink:href="#_Toc195021880" text:style-name="Index_20_Link" text:visited-style-name="Index_20_Link">Módulo para Administradores:<text:span text:style-name="T6"><text:tab/>4</text:span></text:a></text:p>
          <text:p text:style-name="P4" loext:marker-style-name="T8"><text:a xlink:type="simple" xlink:href="#_Toc195021881" text:style-name="Index_20_Link" text:visited-style-name="Index_20_Link">Detalles del Viaje:<text:span text:style-name="T6"><text:tab/>5</text:span></text:a></text:p>
          <text:p text:style-name="P4" loext:marker-style-name="T8"><text:a xlink:type="simple" xlink:href="#_Toc195021882" text:style-name="Index_20_Link" text:visited-style-name="Index_20_Link">Restricciones Iniciales:<text:span text:style-name="T6"><text:tab/>5</text:span></text:a></text:p>
          <text:p text:style-name="P4" loext:marker-style-name="T8"><text:a xlink:type="simple" xlink:href="#_Toc195021883" text:style-name="Index_20_Link" text:visited-style-name="Index_20_Link">Otros Aspectos Que Considerar:<text:span text:style-name="T6"><text:tab/>5</text:span></text:a></text:p>
          <text:p text:style-name="P3" loext:marker-style-name="T7"><text:a xlink:type="simple" xlink:href="#_Toc195021884" text:style-name="Index_20_Link" text:visited-style-name="Index_20_Link">Anexos<text:span text:style-name="T6"><text:tab/>6</text:span></text:a></text:p>
          <text:p text:style-name="Standard"/>
        </text:index-body>
      </text:table-of-content>
      <text:h text:style-name="P1" text:outline-level="1"><text:bookmark-start text:name="_Toc195021666"/><text:bookmark-start text:name="_Toc195021876"/><text:span text:style-name="T9">Planteamiento del Proyecto de Gestión de Reservas de Viajes</text:span><text:bookmark-end text:name="_Toc195021666"/><text:bookmark-end text:name="_Toc195021876"/></text:h>
      <text:p text:style-name="Standard"/>
      <text:h text:style-name="Heading_20_3" text:outline-level="3"><text:bookmark-start text:name="_Toc195021667"/><text:bookmark-start text:name="_Toc195021877"/>Descripción General:<text:bookmark-end text:name="_Toc195021667"/><text:bookmark-end text:name="_Toc195021877"/></text:h>
      <text:p text:style-name="Standard">El proyecto tiene como objetivo desarrollar una aplicación web destinada que conecte con una API para la gestión de reservas de viajes turísticos en embarcaciones. </text:p>
      <text:p text:style-name="Standard">La aplicación permitirá a los clientes registrar sus datos y solicitar viajes con características específicas. Cada reserva generará una factura con un código único, que servirá como identificador para que el administrador pueda consultar toda la información detallada sobre el viaje reservado.</text:p>
      <text:p text:style-name="Standard"/>
      <text:h text:style-name="Heading_20_3" text:outline-level="3"><text:bookmark-start text:name="_Toc195021668"/><text:bookmark-start text:name="_Toc195021878"/>Módulo de Inicio de Sesión:<text:bookmark-end text:name="_Toc195021668"/><text:bookmark-end text:name="_Toc195021878"/></text:h>
      <text:p text:style-name="Standard">El sistema contará con un inicio de sesión para dos perfiles de usuario: <text:span text:style-name="T10">clientes</text:span> y <text:span text:style-name="T10">administradores</text:span>.</text:p>
      <text:list text:style-name="WWNum3">
        <text:list-item>
          <text:p text:style-name="P11"><text:span text:style-name="T10">Clientes:</text:span> Los clientes podrán acceder al sistema para realizar y gestionar sus reservas. Después de iniciar sesión, podrán solicitar un viaje, consultar su historial de reservas y, si lo desean, cancelar alguna de ellas bajo ciertas condiciones.</text:p>
        </text:list-item>
        <text:list-item>
          <text:p text:style-name="P11"><text:span text:style-name="T10">Administradores:</text:span> Los administradores podrán acceder a un panel de gestión, donde podrán validar las solicitudes de los clientes, gestionar las reservas y asegurarse de que no existan conflictos de horarios entre los viajes. Además, tendrán herramientas para buscar viajes por su código de reserva y, en caso necesario, cancelar viajes.</text:p>
        </text:list-item>
      </text:list>
      <text:p text:style-name="Standard">Ambos tipos de usuario deberán autenticarse mediante un formulario de inicio de sesión, el cual garantizará que solo los usuarios registrados puedan acceder a sus funcionalidades específicas.</text:p>
      <text:p text:style-name="Standard"/>
      <text:p text:style-name="Standard"><text:soft-page-break/></text:p>
      <text:p text:style-name="Standard"/>
      <text:h text:style-name="Heading_20_3" text:outline-level="3"><text:bookmark-start text:name="_Toc195021669"/><text:bookmark-start text:name="_Toc195021879"/>Módulo para Clientes:<text:bookmark-end text:name="_Toc195021669"/><text:bookmark-end text:name="_Toc195021879"/></text:h>
      <text:p text:style-name="Standard">Los clientes podrán acceder a las siguientes funcionalidades:</text:p>
      <text:list text:style-name="WWNum4">
        <text:list-item>
          <text:p text:style-name="P12"><text:span text:style-name="T10">Solicitar un viaje</text:span>: El cliente podrá seleccionar el viaje que desea reservar, especificando detalles como la fecha, horario y número de personas.</text:p>
        </text:list-item>
        <text:list-item>
          <text:p text:style-name="P12"><text:span text:style-name="T10">Ver historial de viajes</text:span>: Los clientes podrán consultar todas sus reservas pasadas, junto con los detalles relevantes de cada uno de los viajes (embarcación, capitán, estado de la reserva, etc.).</text:p>
        </text:list-item>
        <text:list-item>
          <text:p text:style-name="P12"><text:span text:style-name="T10">Cancelar un viaje</text:span>: Los clientes podrán cancelar cualquier reserva, siempre y cuando se realice con un <text:span text:style-name="T10">mínimo de un día de anticipación</text:span> a la fecha programada. Esta restricción busca garantizar la organización y planificación de los viajes.</text:p>
        </text:list-item>
      </text:list>
      <text:p text:style-name="P13"/>
      <text:h text:style-name="Heading_20_3" text:outline-level="3"><text:bookmark-start text:name="_Toc195021670"/><text:bookmark-start text:name="_Toc195021880"/>Módulo para Administradores:<text:bookmark-end text:name="_Toc195021670"/><text:bookmark-end text:name="_Toc195021880"/></text:h>
      <text:p text:style-name="Standard">Los administradores tendrán acceso a un conjunto de funcionalidades más amplias, que incluyen:</text:p>
      <text:list text:style-name="WWNum5">
        <text:list-item>
          <text:p text:style-name="P14"><text:span text:style-name="T10">Gestionar las solicitudes de viaje</text:span>: El administrador podrá verificar y gestionar las reservas solicitadas por los clientes, validando la disponibilidad del capitán en los días y horarios solicitados para evitar conflictos con otros viajes.</text:p>
        </text:list-item>
        <text:list-item>
          <text:p text:style-name="P14"><text:span text:style-name="T10">Buscar por código de viaje</text:span>: El administrador podrá buscar y consultar cualquier reserva mediante el código único de cada viaje, facilitando la gestión de las solicitudes.</text:p>
        </text:list-item>
        <text:list-item>
          <text:p text:style-name="P14"><text:span text:style-name="T10">Ver proveedores de viajes</text:span>: Si el capitán lo requiere, el administrador podrá acceder a los proveedores de servicios relacionados con el viaje <text:soft-page-break/>(transporte, actividades adicionales, etc.), para completar la experiencia del cliente.</text:p>
        </text:list-item>
        <text:list-item>
          <text:p text:style-name="P14"><text:span text:style-name="T10">Cancelar un viaje</text:span>: En caso de que surja alguna eventualidad, el administrador podrá cancelar una reserva, tomando las medidas necesarias según las condiciones del viaje.</text:p>
        </text:list-item>
      </text:list>
      <text:p text:style-name="Standard"/>
      <text:p text:style-name="Standard"/>
      <text:p text:style-name="Standard"/>
      <text:h text:style-name="Heading_20_3" text:outline-level="3"><text:bookmark-start text:name="_Toc195021671"/><text:bookmark-start text:name="_Toc195021881"/>Detalles del Viaje:<text:bookmark-end text:name="_Toc195021671"/><text:bookmark-end text:name="_Toc195021881"/></text:h>
      <text:p text:style-name="Standard">Al realizar una reserva, el sistema recopilará los siguientes detalles esenciales:</text:p>
      <text:list text:style-name="WWNum6">
        <text:list-item>
          <text:p text:style-name="P15"><text:span text:style-name="T10">Edad de los pasajeros</text:span>: Para garantizar la seguridad en cada viaje, se validará la edad de los pasajeros, especialmente en el caso de menores de edad.</text:p>
        </text:list-item>
        <text:list-item>
          <text:p text:style-name="P15"><text:span text:style-name="T10">Número de personas en la reserva</text:span>: Esto se verificará en función de la capacidad de la embarcación.</text:p>
        </text:list-item>
        <text:list-item>
          <text:p text:style-name="P15"><text:span text:style-name="T10">Proveedores de viajes</text:span>: En caso de que el capitán lo necesite, se podrán consultar proveedores de servicios adicionales (por ejemplo, actividades complementarias) para el viaje.</text:p>
        </text:list-item>
      </text:list>
      <text:p text:style-name="P13"/>
      <text:h text:style-name="Heading_20_3" text:outline-level="3"><text:bookmark-start text:name="_Toc195021672"/><text:bookmark-start text:name="_Toc195021882"/>Restricciones Iniciales:<text:bookmark-end text:name="_Toc195021672"/><text:bookmark-end text:name="_Toc195021882"/></text:h>
      <text:p text:style-name="Standard">En esta fase inicial, el sistema <text:span text:style-name="T10">no incluirá métodos de pago integrados</text:span>. Todos los aspectos relacionados con el pago (por ejemplo, el adelanto) deberán ser gestionados directamente entre el cliente y el capitán. Sin embargo, se estipula que, para confirmar una reserva, <text:span text:style-name="T10">es necesario realizar un adelanto equivalente al 50% del costo total del tour</text:span>, según lo determine el capitán.</text:p>
      <text:p text:style-name="Standard"/>
      <text:h text:style-name="Heading_20_3" text:outline-level="3"><text:bookmark-start text:name="_Toc195021673"/><text:bookmark-start text:name="_Toc195021883"/><text:soft-page-break/>Otros Aspectos Que Considerar:<text:bookmark-end text:name="_Toc195021673"/><text:bookmark-end text:name="_Toc195021883"/></text:h>
      <text:list text:style-name="WWNum7">
        <text:list-item>
          <text:p text:style-name="P16"><text:span text:style-name="T10">Colaboraciones entre capitanes y embarcaciones</text:span>: Se gestionarán acuerdos y colaboraciones entre los capitanes y las embarcaciones, lo que podría incluir comisiones u otros términos específicos.</text:p>
        </text:list-item>
        <text:list-item>
          <text:p text:style-name="P16"><text:span text:style-name="T10">Escalabilidad</text:span>: A futuro, el sistema podrá expandirse para incluir nuevas funcionalidades como la integración de métodos de pago en línea, la automatización de notificaciones a clientes y administradores, y la incorporación de nuevas características de gestión de proveedores.</text:p>
        </text:list-item>
      </text:list>
      <text:p text:style-name="Standard"/>
      <text:h text:style-name="P1" text:outline-level="1" loext:marker-style-name="T11"><text:bookmark-start text:name="_Toc195021884"/><text:span text:style-name="T11">Anexos</text:span><text:bookmark-end text:name="_Toc195021884"/><text:span text:style-name="T11"/></text:h>
      <text:p text:style-name="Standard"/>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C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es" fo:country="C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es" style:country-asian="CR" style:font-size-complex="16pt"/>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style:text-properties fo:font-size="11pt" style:letter-kerning="false" style:font-name-asian="F" style:font-family-generic-asian="system" style:font-pitch-asian="variable" style:font-size-asian="11pt" style:language-asian="es" style:country-asian="CR"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justify" style:justify-single-word="false"/>
      <style:text-properties fo:language="es" fo:country="MX"/>
    </style:style>
    <style:style style:name="MP2" style:family="paragraph" style:parent-style-name="Footer">
      <style:paragraph-properties fo:text-align="center" style:justify-single-word="false"/>
    </style:style>
    <style:style style:name="MT1" style:family="text">
      <style:text-properties fo:language="es" fo:country="MX"/>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text:tab/><text:tab/></text:span><draw:frame draw:style-name="Mfr1" draw:name="Imagen 1" text:anchor-type="as-char" svg:width="1.651cm" svg:height="1.228cm" draw:z-index="6"><draw:image xlink:href="Pictures/10000001000004B0000003D285E15841.png" xlink:type="simple" xlink:show="embed" xlink:actuate="onLoad" draw:mime-type="image/png"/><svg:desc>Universidad Nacional de Costa Rica - Wikipedia, la enciclopedia libre</svg:desc></draw:frame></text:p>
        <text:p text:style-name="MP1" loext:marker-style-name="MT1"/>
      </style:header>
      <style:footer>
        <text:p text:style-name="MP2"><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RECK MONGE CHAVES</meta:initial-creator>
    <meta:editing-cycles>10</meta:editing-cycles>
    <meta:creation-date>2025-04-08T19:24:00</meta:creation-date>
    <dc:date>2025-04-28T15:24:40.293472752</dc:date>
    <meta:editing-duration>PT1H1M43S</meta:editing-duration>
    <meta:generator>LibreOffice/24.2.7.2$Linux_X86_64 LibreOffice_project/420$Build-2</meta:generator>
    <meta:document-statistic meta:table-count="0" meta:image-count="1" meta:object-count="0" meta:page-count="7" meta:paragraph-count="60" meta:word-count="772" meta:character-count="5135" meta:non-whitespace-character-count="4431"/>
    <meta:user-defined meta:name="AppVersion">16.0000</meta:user-defined>
    <meta:template xlink:type="simple" xlink:actuate="onRequest" xlink:title="Normal" xlink:href=""/>
  </office:meta>
</office:document-meta>
</file>